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5-01T00:00:00" table:style-name="ce5">
            <text:p>2022/5/1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382" table:style-name="ce6">
            <text:p>46,382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1474" table:style-name="ce6">
            <text:p>1,474<text:s/></text:p>
          </table:table-cell>
          <table:table-cell table:number-columns-repeated="16264"/>
        </table:table-row>
        <table:table-row table:style-name="ro2">
          <table:table-cell office:value-type="date" office:date-value="2022-05-02T00:00:00" table:style-name="ce5">
            <text:p>2022/5/2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8359" table:style-name="ce6">
            <text:p>18,359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55734" table:style-name="ce6">
            <text:p>55,734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757" table:style-name="ce6">
            <text:p>1,757<text:s/></text:p>
          </table:table-cell>
          <table:table-cell table:number-columns-repeated="16264"/>
        </table:table-row>
        <table:table-row table:style-name="ro2">
          <table:table-cell office:value-type="date" office:date-value="2022-05-03T00:00:00" table:style-name="ce5">
            <text:p>2022/5/3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66432" table:style-name="ce6">
            <text:p>66,432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1143" table:style-name="ce6">
            <text:p>21,143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30907" table:style-name="ce6">
            <text:p>30,90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36811" table:style-name="ce6">
            <text:p>36,811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777" table:style-name="ce6">
            <text:p>3,777<text:s/></text:p>
          </table:table-cell>
          <table:table-cell table:number-columns-repeated="16264"/>
        </table:table-row>
        <table:table-row table:style-name="ro2">
          <table:table-cell office:value-type="date" office:date-value="2022-05-04T00:00:00" table:style-name="ce5">
            <text:p>2022/5/4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23636" table:style-name="ce6">
            <text:p>23,636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67488" table:style-name="ce6">
            <text:p>67,488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21004" table:style-name="ce6">
            <text:p>21,00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37596" table:style-name="ce6">
            <text:p>37,596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3618" table:style-name="ce6">
            <text:p>3,618<text:s/></text:p>
          </table:table-cell>
          <table:table-cell table:number-columns-repeated="16264"/>
        </table:table-row>
        <table:table-row table:style-name="ro2">
          <table:table-cell office:value-type="date" office:date-value="2022-05-05T00:00:00" table:style-name="ce5">
            <text:p>2022/5/5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68514" table:style-name="ce6">
            <text:p>68,514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6193" table:style-name="ce6">
            <text:p>16,19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5953" table:style-name="ce6">
            <text:p>35,953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42" table:style-name="ce6">
            <text:p>3,642<text:s/></text:p>
          </table:table-cell>
          <table:table-cell table:number-columns-repeated="16264"/>
        </table:table-row>
        <table:table-row table:style-name="ro2">
          <table:table-cell office:value-type="date" office:date-value="2022-05-06T00:00:00" table:style-name="ce5">
            <text:p>2022/5/6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88234" table:style-name="ce6">
            <text:p>88,234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34574" table:style-name="ce6">
            <text:p>34,574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39680" table:style-name="ce6">
            <text:p>39,680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3598" table:style-name="ce6">
            <text:p>3,598<text:s/></text:p>
          </table:table-cell>
          <table:table-cell table:number-columns-repeated="16264"/>
        </table:table-row>
        <table:table-row table:style-name="ro2">
          <table:table-cell office:value-type="date" office:date-value="2022-05-07T00:00:00" table:style-name="ce5">
            <text:p>2022/5/7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8718" table:style-name="ce6">
            <text:p>58,71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28033" table:style-name="ce6">
            <text:p>28,03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1530" table:style-name="ce6">
            <text:p>1,530<text:s/></text:p>
          </table:table-cell>
          <table:table-cell table:number-columns-repeated="16264"/>
        </table:table-row>
        <table:table-row table:style-name="ro2">
          <table:table-cell office:value-type="date" office:date-value="2022-05-08T00:00:00" table:style-name="ce5">
            <text:p>2022/5/8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7184" table:style-name="ce6">
            <text:p>47,184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427" table:style-name="ce6">
            <text:p>427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294" table:style-name="ce6">
            <text:p>1,294<text:s/></text:p>
          </table:table-cell>
          <table:table-cell table:number-columns-repeated="16264"/>
        </table:table-row>
        <table:table-row table:style-name="ro2">
          <table:table-cell office:value-type="date" office:date-value="2022-05-09T00:00:00" table:style-name="ce5">
            <text:p>2022/5/9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59637" table:style-name="ce6">
            <text:p>59,637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2438" table:style-name="ce6">
            <text:p>32,438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439" table:style-name="ce6">
            <text:p>3,439<text:s/></text:p>
          </table:table-cell>
          <table:table-cell table:number-columns-repeated="16264"/>
        </table:table-row>
        <table:table-row table:style-name="ro2">
          <table:table-cell office:value-type="date" office:date-value="2022-05-10T00:00:00" table:style-name="ce5">
            <text:p>2022/5/10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59710" table:style-name="ce6">
            <text:p>59,710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418" table:style-name="ce6">
            <text:p>3,418<text:s/></text:p>
          </table:table-cell>
          <table:table-cell table:number-columns-repeated="16264"/>
        </table:table-row>
        <table:table-row table:style-name="ro2">
          <table:table-cell office:value-type="date" office:date-value="2022-05-11T00:00:00" table:style-name="ce5">
            <text:p>2022/5/11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59369" table:style-name="ce6">
            <text:p>59,369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32937" table:style-name="ce6">
            <text:p>32,937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587" table:style-name="ce6">
            <text:p>3,587<text:s/></text:p>
          </table:table-cell>
          <table:table-cell table:number-columns-repeated="16264"/>
        </table:table-row>
        <table:table-row table:style-name="ro2">
          <table:table-cell office:value-type="date" office:date-value="2022-05-12T00:00:00" table:style-name="ce5">
            <text:p>2022/5/12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60618" table:style-name="ce6">
            <text:p>60,618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333" table:style-name="ce6">
            <text:p>3,333<text:s/></text:p>
          </table:table-cell>
          <table:table-cell table:number-columns-repeated="16264"/>
        </table:table-row>
        <table:table-row table:style-name="ro2">
          <table:table-cell office:value-type="date" office:date-value="2022-05-13T00:00:00" table:style-name="ce5">
            <text:p>2022/5/13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72699" table:style-name="ce6">
            <text:p>72,699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6597" table:style-name="ce6">
            <text:p>36,59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403" table:style-name="ce6">
            <text:p>3,403<text:s/></text:p>
          </table:table-cell>
          <table:table-cell table:number-columns-repeated="16264"/>
        </table:table-row>
        <table:table-row table:style-name="ro2">
          <table:table-cell office:value-type="date" office:date-value="2022-05-14T00:00:00" table:style-name="ce5">
            <text:p>2022/5/14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49446" table:style-name="ce6">
            <text:p>49,446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389" table:style-name="ce6">
            <text:p>1,389<text:s/></text:p>
          </table:table-cell>
          <table:table-cell table:number-columns-repeated="16264"/>
        </table:table-row>
        <table:table-row table:style-name="ro2">
          <table:table-cell office:value-type="date" office:date-value="2022-05-15T00:00:00" table:style-name="ce5">
            <text:p>2022/5/15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4749" table:style-name="ce6">
            <text:p>44,749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208" table:style-name="ce6">
            <text:p>1,208<text:s/></text:p>
          </table:table-cell>
          <table:table-cell table:number-columns-repeated="16264"/>
        </table:table-row>
        <table:table-row table:style-name="ro2">
          <table:table-cell office:value-type="date" office:date-value="2022-05-16T00:00:00" table:style-name="ce5">
            <text:p>2022/5/16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56843" table:style-name="ce6">
            <text:p>56,843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2-05-17T00:00:00" table:style-name="ce5">
            <text:p>2022/5/17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56630" table:style-name="ce6">
            <text:p>56,630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1393" table:style-name="ce6">
            <text:p>31,39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422" table:style-name="ce6">
            <text:p>3,422<text:s/></text:p>
          </table:table-cell>
          <table:table-cell table:number-columns-repeated="16264"/>
        </table:table-row>
        <table:table-row table:style-name="ro2">
          <table:table-cell office:value-type="date" office:date-value="2022-05-18T00:00:00" table:style-name="ce5">
            <text:p>2022/5/18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58215" table:style-name="ce6">
            <text:p>58,215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31736" table:style-name="ce6">
            <text:p>31,736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05" table:style-name="ce6">
            <text:p>3,405<text:s/></text:p>
          </table:table-cell>
          <table:table-cell table:number-columns-repeated="16264"/>
        </table:table-row>
        <table:table-row table:style-name="ro2">
          <table:table-cell office:value-type="date" office:date-value="2022-05-19T00:00:00" table:style-name="ce5">
            <text:p>2022/5/19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59149" table:style-name="ce6">
            <text:p>59,149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8068" table:style-name="ce6">
            <text:p>28,068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31598" table:style-name="ce6">
            <text:p>31,598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366" table:style-name="ce6">
            <text:p>3,366<text:s/></text:p>
          </table:table-cell>
          <table:table-cell table:number-columns-repeated="16264"/>
        </table:table-row>
        <table:table-row table:style-name="ro2">
          <table:table-cell office:value-type="date" office:date-value="2022-05-20T00:00:00" table:style-name="ce5">
            <text:p>2022/5/20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74348" table:style-name="ce6">
            <text:p>74,348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6260" table:style-name="ce6">
            <text:p>36,260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436" table:style-name="ce6">
            <text:p>3,436<text:s/></text:p>
          </table:table-cell>
          <table:table-cell table:number-columns-repeated="16264"/>
        </table:table-row>
        <table:table-row table:style-name="ro2">
          <table:table-cell office:value-type="date" office:date-value="2022-05-21T00:00:00" table:style-name="ce5">
            <text:p>2022/5/21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5959" table:style-name="ce6">
            <text:p>55,959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562" table:style-name="ce6">
            <text:p>1,562<text:s/></text:p>
          </table:table-cell>
          <table:table-cell table:number-columns-repeated="16264"/>
        </table:table-row>
        <table:table-row table:style-name="ro2">
          <table:table-cell office:value-type="date" office:date-value="2022-05-22T00:00:00" table:style-name="ce5">
            <text:p>2022/5/22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5852" table:style-name="ce6">
            <text:p>45,852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16" table:style-name="ce6">
            <text:p>1,316<text:s/></text:p>
          </table:table-cell>
          <table:table-cell table:number-columns-repeated="16264"/>
        </table:table-row>
        <table:table-row table:style-name="ro2">
          <table:table-cell office:value-type="date" office:date-value="2022-05-23T00:00:00" table:style-name="ce5">
            <text:p>2022/5/23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58489" table:style-name="ce6">
            <text:p>58,489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8173" table:style-name="ce6">
            <text:p>28,17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31230" table:style-name="ce6">
            <text:p>31,230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287" table:style-name="ce6">
            <text:p>3,287<text:s/></text:p>
          </table:table-cell>
          <table:table-cell table:number-columns-repeated="16264"/>
        </table:table-row>
        <table:table-row table:style-name="ro2">
          <table:table-cell office:value-type="date" office:date-value="2022-05-24T00:00:00" table:style-name="ce5">
            <text:p>2022/5/24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58712" table:style-name="ce6">
            <text:p>58,712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32054" table:style-name="ce6">
            <text:p>32,05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274" table:style-name="ce6">
            <text:p>3,274<text:s/></text:p>
          </table:table-cell>
          <table:table-cell table:number-columns-repeated="16264"/>
        </table:table-row>
        <table:table-row table:style-name="ro2">
          <table:table-cell office:value-type="date" office:date-value="2022-05-25T00:00:00" table:style-name="ce5">
            <text:p>2022/5/25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60185" table:style-name="ce6">
            <text:p>60,185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33239" table:style-name="ce6">
            <text:p>33,239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3552" table:style-name="ce6">
            <text:p>3,552<text:s/></text:p>
          </table:table-cell>
          <table:table-cell table:number-columns-repeated="16264"/>
        </table:table-row>
        <table:table-row table:style-name="ro2">
          <table:table-cell office:value-type="date" office:date-value="2022-05-26T00:00:00" table:style-name="ce5">
            <text:p>2022/5/26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61829" table:style-name="ce6">
            <text:p>61,829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33597" table:style-name="ce6">
            <text:p>33,597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407" table:style-name="ce6">
            <text:p>3,407<text:s/></text:p>
          </table:table-cell>
          <table:table-cell table:number-columns-repeated="16264"/>
        </table:table-row>
        <table:table-row table:style-name="ro2">
          <table:table-cell office:value-type="date" office:date-value="2022-05-27T00:00:00" table:style-name="ce5">
            <text:p>2022/5/27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74643" table:style-name="ce6">
            <text:p>74,643<text:s/></text:p>
          </table:table-cell>
          <table:table-cell office:value-type="float" office:value="27796" table:style-name="ce6">
            <text:p>27,796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524" table:style-name="ce6">
            <text:p>3,524<text:s/></text:p>
          </table:table-cell>
          <table:table-cell table:number-columns-repeated="16264"/>
        </table:table-row>
        <table:table-row table:style-name="ro2">
          <table:table-cell office:value-type="date" office:date-value="2022-05-28T00:00:00" table:style-name="ce5">
            <text:p>2022/5/28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59203" table:style-name="ce6">
            <text:p>59,203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600" table:style-name="ce6">
            <text:p>1,600<text:s/></text:p>
          </table:table-cell>
          <table:table-cell table:number-columns-repeated="16264"/>
        </table:table-row>
        <table:table-row table:style-name="ro2">
          <table:table-cell office:value-type="date" office:date-value="2022-05-29T00:00:00" table:style-name="ce5">
            <text:p>2022/5/29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52608" table:style-name="ce6">
            <text:p>52,608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589" table:style-name="ce6">
            <text:p>1,589<text:s/></text:p>
          </table:table-cell>
          <table:table-cell table:number-columns-repeated="16264"/>
        </table:table-row>
        <table:table-row table:style-name="ro2">
          <table:table-cell office:value-type="date" office:date-value="2022-05-30T00:00:00" table:style-name="ce5">
            <text:p>2022/5/30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6057" table:style-name="ce6">
            <text:p>26,057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62445" table:style-name="ce6">
            <text:p>62,445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30264" table:style-name="ce6">
            <text:p>30,264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3923" table:style-name="ce6">
            <text:p>33,92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505" table:style-name="ce6">
            <text:p>3,505<text:s/></text:p>
          </table:table-cell>
          <table:table-cell table:number-columns-repeated="16264"/>
        </table:table-row>
        <table:table-row table:style-name="ro2">
          <table:table-cell office:value-type="date" office:date-value="2022-05-31T00:00:00" table:style-name="ce5">
            <text:p>2022/5/31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62823" table:style-name="ce6">
            <text:p>62,823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31348" table:style-name="ce6">
            <text:p>31,348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35653" table:style-name="ce6">
            <text:p>35,653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437" table:style-name="ce6">
            <text:p>3,437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5-01T00:00:00" table:style-name="ce5">
            <text:p>2022/5/1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52908" table:style-name="ce6">
            <text:p>52,908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322" table:style-name="ce6">
            <text:p>1,322<text:s/></text:p>
          </table:table-cell>
          <table:table-cell table:number-columns-repeated="16264"/>
        </table:table-row>
        <table:table-row table:style-name="ro2">
          <table:table-cell office:value-type="date" office:date-value="2022-05-02T00:00:00" table:style-name="ce5">
            <text:p>2022/5/2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70065" table:style-name="ce6">
            <text:p>70,065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504" table:style-name="ce6">
            <text:p>1,504<text:s/></text:p>
          </table:table-cell>
          <table:table-cell table:number-columns-repeated="16264"/>
        </table:table-row>
        <table:table-row table:style-name="ro2">
          <table:table-cell office:value-type="date" office:date-value="2022-05-03T00:00:00" table:style-name="ce5">
            <text:p>2022/5/3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70210" table:style-name="ce6">
            <text:p>70,210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31335" table:style-name="ce6">
            <text:p>31,335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3699" table:style-name="ce6">
            <text:p>3,699<text:s/></text:p>
          </table:table-cell>
          <table:table-cell table:number-columns-repeated="16264"/>
        </table:table-row>
        <table:table-row table:style-name="ro2">
          <table:table-cell office:value-type="date" office:date-value="2022-05-04T00:00:00" table:style-name="ce5">
            <text:p>2022/5/4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68209" table:style-name="ce6">
            <text:p>68,209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32395" table:style-name="ce6">
            <text:p>32,395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36126" table:style-name="ce6">
            <text:p>36,126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640" table:style-name="ce6">
            <text:p>3,640<text:s/></text:p>
          </table:table-cell>
          <table:table-cell table:number-columns-repeated="16264"/>
        </table:table-row>
        <table:table-row table:style-name="ro2">
          <table:table-cell office:value-type="date" office:date-value="2022-05-05T00:00:00" table:style-name="ce5">
            <text:p>2022/5/5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21931" table:style-name="ce6">
            <text:p>21,931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67010" table:style-name="ce6">
            <text:p>67,010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30754" table:style-name="ce6">
            <text:p>30,754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608" table:style-name="ce6">
            <text:p>3,608<text:s/></text:p>
          </table:table-cell>
          <table:table-cell table:number-columns-repeated="16264"/>
        </table:table-row>
        <table:table-row table:style-name="ro2">
          <table:table-cell office:value-type="date" office:date-value="2022-05-06T00:00:00" table:style-name="ce5">
            <text:p>2022/5/6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21502" table:style-name="ce6">
            <text:p>21,502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76628" table:style-name="ce6">
            <text:p>76,628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6402" table:style-name="ce6">
            <text:p>16,40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33983" table:style-name="ce6">
            <text:p>33,983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648" table:style-name="ce6">
            <text:p>3,648<text:s/></text:p>
          </table:table-cell>
          <table:table-cell table:number-columns-repeated="16264"/>
        </table:table-row>
        <table:table-row table:style-name="ro2">
          <table:table-cell office:value-type="date" office:date-value="2022-05-07T00:00:00" table:style-name="ce5">
            <text:p>2022/5/7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53796" table:style-name="ce6">
            <text:p>53,796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1527" table:style-name="ce6">
            <text:p>1,527<text:s/></text:p>
          </table:table-cell>
          <table:table-cell table:number-columns-repeated="16264"/>
        </table:table-row>
        <table:table-row table:style-name="ro2">
          <table:table-cell office:value-type="date" office:date-value="2022-05-08T00:00:00" table:style-name="ce5">
            <text:p>2022/5/8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58966" table:style-name="ce6">
            <text:p>58,966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153" table:style-name="ce6">
            <text:p>1,153<text:s/></text:p>
          </table:table-cell>
          <table:table-cell table:number-columns-repeated="16264"/>
        </table:table-row>
        <table:table-row table:style-name="ro2">
          <table:table-cell office:value-type="date" office:date-value="2022-05-09T00:00:00" table:style-name="ce5">
            <text:p>2022/5/9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66112" table:style-name="ce6">
            <text:p>66,112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30875" table:style-name="ce6">
            <text:p>30,87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2238" table:style-name="ce6">
            <text:p>22,238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2-05-10T00:00:00" table:style-name="ce5">
            <text:p>2022/5/10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61418" table:style-name="ce6">
            <text:p>61,418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441" table:style-name="ce6">
            <text:p>3,441<text:s/></text:p>
          </table:table-cell>
          <table:table-cell table:number-columns-repeated="16264"/>
        </table:table-row>
        <table:table-row table:style-name="ro2">
          <table:table-cell office:value-type="date" office:date-value="2022-05-11T00:00:00" table:style-name="ce5">
            <text:p>2022/5/11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60436" table:style-name="ce6">
            <text:p>60,436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7853" table:style-name="ce6">
            <text:p>17,85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1210" table:style-name="ce6">
            <text:p>31,210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465" table:style-name="ce6">
            <text:p>3,465<text:s/></text:p>
          </table:table-cell>
          <table:table-cell table:number-columns-repeated="16264"/>
        </table:table-row>
        <table:table-row table:style-name="ro2">
          <table:table-cell office:value-type="date" office:date-value="2022-05-12T00:00:00" table:style-name="ce5">
            <text:p>2022/5/12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61141" table:style-name="ce6">
            <text:p>61,14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8127" table:style-name="ce6">
            <text:p>18,127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32401" table:style-name="ce6">
            <text:p>32,40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338" table:style-name="ce6">
            <text:p>3,338<text:s/></text:p>
          </table:table-cell>
          <table:table-cell table:number-columns-repeated="16264"/>
        </table:table-row>
        <table:table-row table:style-name="ro2">
          <table:table-cell office:value-type="date" office:date-value="2022-05-13T00:00:00" table:style-name="ce5">
            <text:p>2022/5/13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67497" table:style-name="ce6">
            <text:p>67,497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410" table:style-name="ce6">
            <text:p>3,410<text:s/></text:p>
          </table:table-cell>
          <table:table-cell table:number-columns-repeated="16264"/>
        </table:table-row>
        <table:table-row table:style-name="ro2">
          <table:table-cell office:value-type="date" office:date-value="2022-05-14T00:00:00" table:style-name="ce5">
            <text:p>2022/5/14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9248" table:style-name="ce6">
            <text:p>49,248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25826" table:style-name="ce6">
            <text:p>25,82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43" table:style-name="ce6">
            <text:p>44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1386" table:style-name="ce6">
            <text:p>1,386<text:s/></text:p>
          </table:table-cell>
          <table:table-cell table:number-columns-repeated="16264"/>
        </table:table-row>
        <table:table-row table:style-name="ro2">
          <table:table-cell office:value-type="date" office:date-value="2022-05-15T00:00:00" table:style-name="ce5">
            <text:p>2022/5/15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51166" table:style-name="ce6">
            <text:p>51,166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128" table:style-name="ce6">
            <text:p>1,128<text:s/></text:p>
          </table:table-cell>
          <table:table-cell table:number-columns-repeated="16264"/>
        </table:table-row>
        <table:table-row table:style-name="ro2">
          <table:table-cell office:value-type="date" office:date-value="2022-05-16T00:00:00" table:style-name="ce5">
            <text:p>2022/5/16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60855" table:style-name="ce6">
            <text:p>60,85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30653" table:style-name="ce6">
            <text:p>30,653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325" table:style-name="ce6">
            <text:p>3,325<text:s/></text:p>
          </table:table-cell>
          <table:table-cell table:number-columns-repeated="16264"/>
        </table:table-row>
        <table:table-row table:style-name="ro2">
          <table:table-cell office:value-type="date" office:date-value="2022-05-17T00:00:00" table:style-name="ce5">
            <text:p>2022/5/17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58110" table:style-name="ce6">
            <text:p>58,11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2-05-18T00:00:00" table:style-name="ce5">
            <text:p>2022/5/18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59304" table:style-name="ce6">
            <text:p>59,304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2-05-19T00:00:00" table:style-name="ce5">
            <text:p>2022/5/19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59311" table:style-name="ce6">
            <text:p>59,311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30397" table:style-name="ce6">
            <text:p>30,397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345" table:style-name="ce6">
            <text:p>3,345<text:s/></text:p>
          </table:table-cell>
          <table:table-cell table:number-columns-repeated="16264"/>
        </table:table-row>
        <table:table-row table:style-name="ro2">
          <table:table-cell office:value-type="date" office:date-value="2022-05-20T00:00:00" table:style-name="ce5">
            <text:p>2022/5/20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71399" table:style-name="ce6">
            <text:p>71,399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22318" table:style-name="ce6">
            <text:p>22,31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11" table:style-name="ce6">
            <text:p>3,411<text:s/></text:p>
          </table:table-cell>
          <table:table-cell table:number-columns-repeated="16264"/>
        </table:table-row>
        <table:table-row table:style-name="ro2">
          <table:table-cell office:value-type="date" office:date-value="2022-05-21T00:00:00" table:style-name="ce5">
            <text:p>2022/5/21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4971" table:style-name="ce6">
            <text:p>54,971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608" table:style-name="ce6">
            <text:p>1,608<text:s/></text:p>
          </table:table-cell>
          <table:table-cell table:number-columns-repeated="16264"/>
        </table:table-row>
        <table:table-row table:style-name="ro2">
          <table:table-cell office:value-type="date" office:date-value="2022-05-22T00:00:00" table:style-name="ce5">
            <text:p>2022/5/22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52233" table:style-name="ce6">
            <text:p>52,233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529" table:style-name="ce6">
            <text:p>529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187" table:style-name="ce6">
            <text:p>1,187<text:s/></text:p>
          </table:table-cell>
          <table:table-cell table:number-columns-repeated="16264"/>
        </table:table-row>
        <table:table-row table:style-name="ro2">
          <table:table-cell office:value-type="date" office:date-value="2022-05-23T00:00:00" table:style-name="ce5">
            <text:p>2022/5/23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62400" table:style-name="ce6">
            <text:p>62,400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6095" table:style-name="ce6">
            <text:p>16,095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29945" table:style-name="ce6">
            <text:p>29,945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275" table:style-name="ce6">
            <text:p>3,275<text:s/></text:p>
          </table:table-cell>
          <table:table-cell table:number-columns-repeated="16264"/>
        </table:table-row>
        <table:table-row table:style-name="ro2">
          <table:table-cell office:value-type="date" office:date-value="2022-05-24T00:00:00" table:style-name="ce5">
            <text:p>2022/5/24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60968" table:style-name="ce6">
            <text:p>60,968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301" table:style-name="ce6">
            <text:p>3,301<text:s/></text:p>
          </table:table-cell>
          <table:table-cell table:number-columns-repeated="16264"/>
        </table:table-row>
        <table:table-row table:style-name="ro2">
          <table:table-cell office:value-type="date" office:date-value="2022-05-25T00:00:00" table:style-name="ce5">
            <text:p>2022/5/25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62018" table:style-name="ce6">
            <text:p>62,01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32315" table:style-name="ce6">
            <text:p>32,315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539" table:style-name="ce6">
            <text:p>3,539<text:s/></text:p>
          </table:table-cell>
          <table:table-cell table:number-columns-repeated="16264"/>
        </table:table-row>
        <table:table-row table:style-name="ro2">
          <table:table-cell office:value-type="date" office:date-value="2022-05-26T00:00:00" table:style-name="ce5">
            <text:p>2022/5/26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62905" table:style-name="ce6">
            <text:p>62,905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29672" table:style-name="ce6">
            <text:p>29,672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2604" table:style-name="ce6">
            <text:p>32,604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453" table:style-name="ce6">
            <text:p>3,453<text:s/></text:p>
          </table:table-cell>
          <table:table-cell table:number-columns-repeated="16264"/>
        </table:table-row>
        <table:table-row table:style-name="ro2">
          <table:table-cell office:value-type="date" office:date-value="2022-05-27T00:00:00" table:style-name="ce5">
            <text:p>2022/5/27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72165" table:style-name="ce6">
            <text:p>72,165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8125" table:style-name="ce6">
            <text:p>18,125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3840" table:style-name="ce6">
            <text:p>33,840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6686" table:style-name="ce6">
            <text:p>36,68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22" table:style-name="ce6">
            <text:p>3,522<text:s/></text:p>
          </table:table-cell>
          <table:table-cell table:number-columns-repeated="16264"/>
        </table:table-row>
        <table:table-row table:style-name="ro2">
          <table:table-cell office:value-type="date" office:date-value="2022-05-28T00:00:00" table:style-name="ce5">
            <text:p>2022/5/28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8583" table:style-name="ce6">
            <text:p>58,583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2283" table:style-name="ce6">
            <text:p>32,283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557" table:style-name="ce6">
            <text:p>1,557<text:s/></text:p>
          </table:table-cell>
          <table:table-cell table:number-columns-repeated="16264"/>
        </table:table-row>
        <table:table-row table:style-name="ro2">
          <table:table-cell office:value-type="date" office:date-value="2022-05-29T00:00:00" table:style-name="ce5">
            <text:p>2022/5/29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58171" table:style-name="ce6">
            <text:p>58,17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23932" table:style-name="ce6">
            <text:p>23,93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1455" table:style-name="ce6">
            <text:p>1,455<text:s/></text:p>
          </table:table-cell>
          <table:table-cell table:number-columns-repeated="16264"/>
        </table:table-row>
        <table:table-row table:style-name="ro2">
          <table:table-cell office:value-type="date" office:date-value="2022-05-30T00:00:00" table:style-name="ce5">
            <text:p>2022/5/30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65759" table:style-name="ce6">
            <text:p>65,759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30574" table:style-name="ce6">
            <text:p>30,574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86" table:style-name="ce6">
            <text:p>3,386<text:s/></text:p>
          </table:table-cell>
          <table:table-cell table:number-columns-repeated="16264"/>
        </table:table-row>
        <table:table-row table:style-name="ro2">
          <table:table-cell office:value-type="date" office:date-value="2022-05-31T00:00:00" table:style-name="ce5">
            <text:p>2022/5/31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64029" table:style-name="ce6">
            <text:p>64,029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34193" table:style-name="ce6">
            <text:p>34,193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66" table:style-name="ce6">
            <text:p>3,466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6-12T07:13:05Z</meta:creation-date>
    <dc:date>2022-06-12T07:13:21Z</dc:date>
  </office:meta>
</office:document-meta>
</file>